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paragraph-rsid="00189376"/>
    </style:style>
    <style:style style:name="P2" style:family="paragraph" style:parent-style-name="Preformatted_20_Text">
      <style:paragraph-properties fo:margin-top="0in" fo:margin-bottom="0.1965in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T1" style:family="text">
      <style:text-properties officeooo:rsid="0018937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ROS2 Task</text:span>: Implement a Basic ROS 2 Publisher and Subscriber</text:h>
      <text:h text:style-name="P1" text:outline-level="1"><text:s/>Objective</text:h>
      <text:p text:style-name="Text_20_body">The objective of this assignment is to ensure that you can independently:</text:p>
      <text:list text:style-name="L1">
        <text:list-item>
          <text:p text:style-name="P3">Create a ROS 2 Python package</text:p>
        </text:list-item>
        <text:list-item>
          <text:p text:style-name="P3">Implement a Publisher node</text:p>
        </text:list-item>
        <text:list-item>
          <text:p text:style-name="P3">Implement a Subscriber node</text:p>
        </text:list-item>
        <text:list-item>
          <text:p text:style-name="P3">Configure <text:span text:style-name="Source_20_Text">setup.py</text:span> correctly</text:p>
        </text:list-item>
        <text:list-item>
          <text:p text:style-name="P3">Build, source, and execute ROS 2 nodes</text:p>
        </text:list-item>
        <text:list-item>
          <text:p text:style-name="P3">Verify communication using ROS 2 CLI tools</text:p>
        </text:list-item>
      </text:list>
      <text:p text:style-name="Horizontal_20_Line"/>
      <text:h text:style-name="Heading_20_2" text:outline-level="2"><text:s/>Assignment Requirements</text:h>
      <text:h text:style-name="Heading_20_3" text:outline-level="3">1️⃣ Create a ROS 2 Python Package</text:h>
      <text:p text:style-name="Text_20_body">Create a new ROS 2 Python package named:</text:p>
      <text:p text:style-name="P2"><text:span text:style-name="Source_20_Text">robot_comm_pkg</text:span></text:p>
      <text:p text:style-name="Text_20_body">The package must:</text:p>
      <text:list text:style-name="L2">
        <text:list-item>
          <text:p text:style-name="P4">Use <text:span text:style-name="Source_20_Text">ament_python</text:span> as the build type</text:p>
        </text:list-item>
        <text:list-item>
          <text:p text:style-name="P4">Include the following dependencies:</text:p>
          <text:list>
            <text:list-item>
              <text:p text:style-name="P4"><text:span text:style-name="Source_20_Text">rclpy</text:span></text:p>
            </text:list-item>
            <text:list-item>
              <text:p text:style-name="P4"><text:span text:style-name="Source_20_Text">std_msgs</text:span></text:p>
            </text:list-item>
          </text:list>
        </text:list-item>
      </text:list>
      <text:p text:style-name="Horizontal_20_Line"/>
      <text:h text:style-name="Heading_20_3" text:outline-level="3">2️⃣ Implement the Publisher Node</text:h>
      <text:p text:style-name="Text_20_body">Create a Python file named:</text:p>
      <text:p text:style-name="P2"><text:span text:style-name="Source_20_Text">robot_publisher.py</text:span></text:p>
      <text:p text:style-name="Text_20_body">The Publisher node must:</text:p>
      <text:list text:style-name="L3">
        <text:list-item>
          <text:p text:style-name="P5">Be named <text:span text:style-name="Source_20_Text">robot_publisher</text:span></text:p>
        </text:list-item>
        <text:list-item>
          <text:p text:style-name="P5"><text:soft-page-break/>Publish messages on the topic <text:span text:style-name="Source_20_Text">/robot_message</text:span></text:p>
        </text:list-item>
        <text:list-item>
          <text:p text:style-name="P5">Use the message type <text:span text:style-name="Source_20_Text">std_msgs/msg/String</text:span></text:p>
        </text:list-item>
        <text:list-item>
          <text:p text:style-name="P5">Publish the message:</text:p>
        </text:list-item>
      </text:list>
      <text:p text:style-name="P2"><text:span text:style-name="Source_20_Text">"robot is active"</text:span></text:p>
      <text:list text:style-name="L4">
        <text:list-item>
          <text:p text:style-name="P6">Publish at a rate of <text:span text:style-name="Strong_20_Emphasis">1 message per second (1 Hz)</text:span></text:p>
        </text:list-item>
      </text:list>
      <text:p text:style-name="Horizontal_20_Line"/>
      <text:h text:style-name="Heading_20_3" text:outline-level="3">3️⃣ Implement the Subscriber Node</text:h>
      <text:p text:style-name="Text_20_body">Create a Python file named:</text:p>
      <text:p text:style-name="P2"><text:span text:style-name="Source_20_Text">robot_subscriber.py</text:span></text:p>
      <text:p text:style-name="Text_20_body">The Subscriber node must:</text:p>
      <text:list text:style-name="L5">
        <text:list-item>
          <text:p text:style-name="P7">Be named <text:span text:style-name="Source_20_Text">robot_subscriber</text:span></text:p>
        </text:list-item>
        <text:list-item>
          <text:p text:style-name="P7">Subscribe to the topic <text:span text:style-name="Source_20_Text">/robot_message</text:span></text:p>
        </text:list-item>
        <text:list-item>
          <text:p text:style-name="P7">Log the received messages using <text:span text:style-name="Source_20_Text">get_logger().info()</text:span></text:p>
        </text:list-item>
      </text:list>
      <text:p text:style-name="Horizontal_20_Line"/>
      <text:h text:style-name="Heading_20_3" text:outline-level="3">4️⃣ Configure setup.py</text:h>
      <text:p text:style-name="Text_20_body">Update the <text:span text:style-name="Source_20_Text">setup.py</text:span> file to correctly register both nodes in the <text:span text:style-name="Source_20_Text">console_scripts</text:span> section.</text:p>
      <text:p text:style-name="Text_20_body">Without this configuration, <text:span text:style-name="Source_20_Text">ros2 run</text:span> will not recognize your executables.</text:p>
      <text:p text:style-name="Horizontal_20_Line"/>
      <text:h text:style-name="Heading_20_3" text:outline-level="3">5️⃣ Build and Execute</text:h>
      <text:p text:style-name="Text_20_body">After completing the implementation:</text:p>
      <text:p text:style-name="Preformatted_20_Text"><text:span text:style-name="Source_20_Text">cd ~/ros2_ws</text:span></text:p>
      <text:p text:style-name="Preformatted_20_Text"><text:span text:style-name="Source_20_Text">colcon build</text:span></text:p>
      <text:p text:style-name="P2"><text:span text:style-name="Source_20_Text">source install/setup.bash</text:span></text:p>
      <text:p text:style-name="Text_20_body">Run the Publisher:</text:p>
      <text:p text:style-name="P2"><text:span text:style-name="Source_20_Text">ros2 run robot_comm_pkg robot_publisher</text:span></text:p>
      <text:p text:style-name="Text_20_body">In a separate terminal (after sourcing the workspace):</text:p>
      <text:p text:style-name="P2"><text:span text:style-name="Source_20_Text">ros2 run robot_comm_pkg robot_subscriber</text:span></text:p>
      <text:p text:style-name="Horizontal_20_Line"/>
      <text:h text:style-name="Heading_20_2" text:outline-level="2"><text:soft-page-break/>Expected Outcome</text:h>
      <text:p text:style-name="Text_20_body">The Subscriber terminal should continuously display:</text:p>
      <text:p text:style-name="Preformatted_20_Text"><text:span text:style-name="Source_20_Text">robot is active</text:span></text:p>
      <text:p text:style-name="Preformatted_20_Text"><text:span text:style-name="Source_20_Text">robot is active</text:span></text:p>
      <text:p text:style-name="Preformatted_20_Text"><text:span text:style-name="Source_20_Text">robot is active</text:span></text:p>
      <text:p text:style-name="P2"><text:span text:style-name="Source_20_Text">...</text:span></text:p>
      <text:p text:style-name="Text_20_body">This confirms successful communication between the nodes.</text:p>
      <text:p text:style-name="Horizontal_20_Line"/>
      <text:h text:style-name="Heading_20_2" text:outline-level="2">Verification (Required)</text:h>
      <text:p text:style-name="Text_20_body">Use the ROS 2 CLI tools to verify your system:</text:p>
      <text:p text:style-name="Preformatted_20_Text"><text:span text:style-name="Source_20_Text">ros2 topic list</text:span></text:p>
      <text:p text:style-name="Preformatted_20_Text"><text:span text:style-name="Source_20_Text">ros2 topic echo /robot_message</text:span></text:p>
      <text:p text:style-name="P2"><text:span text:style-name="Source_20_Text">ros2 topic info /robot_message</text:span></text:p>
      <text:p text:style-name="Text_20_body">Ensure:</text:p>
      <text:list text:style-name="L6">
        <text:list-item>
          <text:p text:style-name="P8">The topic exists</text:p>
        </text:list-item>
        <text:list-item>
          <text:p text:style-name="P8">The message type is correct</text:p>
        </text:list-item>
        <text:list-item>
          <text:p text:style-name="P8">There is one publisher and one subscriber</text:p>
        </text:list-item>
      </text:list>
      <text:p text:style-name="Horizontal_20_Line"/>
      <text:h text:style-name="Heading_20_2" text:outline-level="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8T00:18:59.138988892</meta:creation-date>
    <dc:date>2026-02-18T00:20:16.771996062</dc:date>
    <meta:editing-duration>PT1M18S</meta:editing-duration>
    <meta:editing-cycles>1</meta:editing-cycles>
    <meta:document-statistic meta:table-count="0" meta:image-count="0" meta:object-count="0" meta:page-count="3" meta:paragraph-count="63" meta:word-count="306" meta:character-count="1913" meta:non-whitespace-character-count="1689"/>
    <meta:generator>LibreOffice/24.2.7.2$Linux_X86_64 LibreOffice_project/420$Build-2</meta:generator>
  </office:meta>
</office:document-meta>
</file>